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reightInvoice-2.1" table:style-name="ta1" table:print-ranges="A1:AF4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reightInvoice">
            <text:p>FreightInvoice</text:p>
          </table:table-cell>
          <table:table-cell table:style-name="ce7" office:value-type="string" office:string-value="Freight Invoice. Details">
            <text:p>Freight Invoice. Details</text:p>
          </table:table-cell>
          <table:table-cell table:style-name="ce7" office:value-type="string" office:string-value=""/>
          <table:table-cell table:style-name="ce7" office:value-type="string" office:string-value="Freight Invoice">
            <text:p>Freight Invo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stating the charges incurred for a logistics service.">
            <text:p>A document stating the charges incurred for a logistics service.</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Freight Invoice. UBL Version Identifier. Identifier">
            <text:p>Freight Invoice. UBL Version Identifier. Identifier</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Freight Invoice. Customization Identifier. Identifier">
            <text:p>Freight Invoice. Customization Identifier. Identifier</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Freight Invoice. Profile Identifier. Identifier">
            <text:p>Freight Invoice. Profile Identifier. Identifier</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Freight Invoice. Profile Execution Identifier. Identifier">
            <text:p>Freight Invoice. Profile Execution Identifier. Identifier</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Freight Invoice. Identifier">
            <text:p>Freight Invoice. Identifier</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Invoice Number">
            <text:p>Invoice Number</text:p>
          </table:table-cell>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334">
            <text:p>1334</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office:string-value="Freight Invoice. Copy_ Indicator. Indicator">
            <text:p>Freight Invoice. Copy_ Indicator. Indicator</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8]&lt;&gt;&quot;&quot;;CONCATENATE([.F8];&quot; &quot;;[.G8]);[.G8])"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8" office:value-type="string" office:string-value="Freight Invoice. UUID. Identifier">
            <text:p>Freight Invoice. UUID. Identifier</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9]&lt;&gt;&quot;&quot;;CONCATENATE([.F9];&quot; &quot;;[.G9]);[.G9])"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8" office:value-type="string" office:string-value="Freight Invoice. Issue Date. Date">
            <text:p>Freight Invoice. Issue Date. Dat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0]&lt;&gt;&quot;&quot;;CONCATENATE([.F10];&quot; &quot;;[.G10]);[.G10])"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Invoice Date">
            <text:p>Invoice Date</text:p>
          </table:table-cell>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377">
            <text:p>2377</text:p>
          </table:table-cell>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8" office:value-type="string" office:string-value="Freight Invoice. Issue Time. Time">
            <text:p>Freight Invoice. Issue Time. Tim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1]&lt;&gt;&quot;&quot;;CONCATENATE([.F11];&quot; &quot;;[.G11]);[.G11])"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377">
            <text:p>2377</text:p>
          </table:table-cell>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8" office:value-type="string" office:string-value="Freight Invoice. Invoice Type Code. Code">
            <text:p>Freight Invoice. Invoice Type Code. Cod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Invoice Type">
            <text:p>Invoice Type</text:p>
          </table:table-cell>
          <table:table-cell table:style-name="ce8" office:value-type="string" office:string-value="Code">
            <text:p>Code</text:p>
          </table:table-cell>
          <table:table-cell table:style-name="ce3" office:value-type="string" table:formula="of:=IF([.F12]&lt;&gt;&quot;&quot;;CONCATENATE([.F12];&quot; &quot;;[.G12]);[.G12])" office:string-value="Invoice Type Code">
            <text:p>Invoice Type Code</text:p>
          </table:table-cell>
          <table:table-cell table:style-name="ce8" office:value-type="string" office:string-value="Code">
            <text:p>Code</text:p>
          </table:table-cell>
          <table:table-cell table:style-name="ce8" office:value-type="string" office:string-value=""/>
          <table:table-cell table:style-name="ce3" office:value-type="string" table:formula="of:=IF([.J12]&lt;&gt;&quot;&quot;;CONCATENATE([.J12];&quot;_ &quot;;[.I12];&quot;. Type&quot;);CONCATENATE([.I12];&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type of the Freight Invoice.">
            <text:p>A code signifying the type of the Freight Invoice.</text:p>
          </table:table-cell>
          <table:table-cell table:style-name="ce8" office:value-type="string" office:string-value=""/>
          <table:table-cell table:style-name="ce8" office:value-type="string" office:string-value="1027">
            <text:p>1027</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8" office:value-type="string" office:string-value="Freight Invoice. Note. Text">
            <text:p>Freight Invoice. Note. Text</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3]&lt;&gt;&quot;&quot;;CONCATENATE([.F13];&quot; &quot;;[.G13]);[.G13])"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8" office:value-type="string" office:string-value="Freight Invoice. Tax Point Date. Date">
            <text:p>Freight Invoice. Tax Point Date. Dat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Tax Point">
            <text:p>Tax Point</text:p>
          </table:table-cell>
          <table:table-cell table:style-name="ce8" office:value-type="string" office:string-value="Date">
            <text:p>Date</text:p>
          </table:table-cell>
          <table:table-cell table:style-name="ce3" office:value-type="string" table:formula="of:=IF([.F14]&lt;&gt;&quot;&quot;;CONCATENATE([.F14];&quot; &quot;;[.G14]);[.G14])" office:string-value="Tax Point Date">
            <text:p>Tax Point Date</text:p>
          </table:table-cell>
          <table:table-cell table:style-name="ce8" office:value-type="string" office:string-value="Date">
            <text:p>Date</text:p>
          </table:table-cell>
          <table:table-cell table:style-name="ce8" office:value-type="string" office:string-value=""/>
          <table:table-cell table:style-name="ce3" office:value-type="string" table:formula="of:=IF([.J14]&lt;&gt;&quot;&quot;;CONCATENATE([.J14];&quot;_ &quot;;[.I14];&quot;. Type&quot;);CONCATENATE([.I14];&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of the Freight Invoice, used to indicate the point at which tax becomes applicable.">
            <text:p>The date of the Freight Invoice, used to indicate the point at which tax becomes applicabl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8" office:value-type="string" office:string-value="Freight Invoice. Document_ Currency Code. Code">
            <text:p>Freight Invoice. Document_ Currency Code. Cod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8" office:value-type="string" office:string-value="Freight Invoice. Tax_ Currency Code. Code">
            <text:p>Freight Invoice. Tax_ Currency Code. Cod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tax amounts in the Freight Invoice.">
            <text:p>A code signifying the currency used for tax amounts in the Freight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8" office:value-type="string" office:string-value="Freight Invoice. Pricing_ Currency Code. Code">
            <text:p>Freight Invoice. Pricing_ Currency Code. Cod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rices in the Freight Invoice.">
            <text:p>A code signifying the currency used for prices in the Freight Invoic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8" office:value-type="string" office:string-value="Freight Invoice. Payment_ Currency Code. Code">
            <text:p>Freight Invoice. Payment_ Currency Code. Cod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Payment">
            <text:p>Pay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ayment in the Freight Invoice.">
            <text:p>A code signifying the currency used for payment in the Freight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8" office:value-type="string" office:string-value="Freight Invoice. Payment Alternative_ Currency Code. Code">
            <text:p>Freight Invoice. Payment Alternative_ Currency Code. Cod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Payment Alternative">
            <text:p>Payment Alternativ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9]&lt;&gt;&quot;&quot;;CONCATENATE([.F19];&quot; &quot;;[.G19]);[.G19])"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9]&lt;&gt;&quot;&quot;;CONCATENATE([.J19];&quot;_ &quot;;[.I19];&quot;. Type&quot;);CONCATENATE([.I19];&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alternative currency used for payment in the Freight Invoice.">
            <text:p>A code signifying the alternative currency used for payment in the Freight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8" office:value-type="string" office:string-value="Freight Invoice. Accounting Cost Code. Code">
            <text:p>Freight Invoice. Accounting Cost Code. Code</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20]&lt;&gt;&quot;&quot;;CONCATENATE([.F20];&quot; &quot;;[.G20]);[.G20])"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20]&lt;&gt;&quot;&quot;;CONCATENATE([.J20];&quot;_ &quot;;[.I20];&quot;. Type&quot;);CONCATENATE([.I20];&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Freight Invoice as a whole.">
            <text:p>The buyer's accounting code, applied to the Freight Invoice as a whol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8" office:value-type="string" office:string-value="Freight Invoice. Accounting Cost. Text">
            <text:p>Freight Invoice. Accounting Cost. Text</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1]&lt;&gt;&quot;&quot;;CONCATENATE([.F21];&quot; &quot;;[.G21]);[.G21])"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1]&lt;&gt;&quot;&quot;;CONCATENATE([.J21];&quot;_ &quot;;[.I21];&quot;. Type&quot;);CONCATENATE([.I2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st centre, applied to the Freight Invoice as a whole, expressed as text.">
            <text:p>The buyer's accounting cost centre, applied to the Freight Invoice as a whole, expressed as text.</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Definition changed from The Buyer s accounting code applied to the Invoice as a whole, expressed as text. to The Buyer s accounting cost centre applied to the Freight Invoice as a whole, expressed as text. ">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8" office:value-type="string" office:string-value="Freight Invoice. Line Count. Numeric">
            <text:p>Freight Invoice. Line Count. Numeric</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2]&lt;&gt;&quot;&quot;;CONCATENATE([.F22];&quot; &quot;;[.G22]);[.G22])"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2]&lt;&gt;&quot;&quot;;CONCATENATE([.J22];&quot;_ &quot;;[.I22];&quot;. Type&quot;);CONCATENATE([.I22];&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Invoice Lines in the document.">
            <text:p>The number of Invoice Lines in the document.</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9" office:string-value="Freight Invoice. Invoice_ Period. Period">
            <text:p>Freight Invoice. Invoice_ Period. Period</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formula="of:=[.M23]"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ime periods to which the Freight Invoice applies.">
            <text:p>The time periods to which the Freight Invoice appli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hipment">
            <text:p>Shipment</text:p>
          </table:table-cell>
          <table:table-cell office:value-type="string" table:style-name="ce9" office:string-value="Freight Invoice. Shipment">
            <text:p>Freight Invoice. Shipment</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24]" office:value-type="string" table:style-name="ce9" office:string-value="Shipment">
            <text:p>Shipment</text:p>
          </table:table-cell>
          <table:table-cell office:value-type="string" table:style-name="ce9"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hipment">
            <text:p>Shipment</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Details about one or more shipments covered by this Freight Invoice.">
            <text:p>Details about one or more shipments covered by this Freight Invo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Reference">
            <text:p>OrderReference</text:p>
          </table:table-cell>
          <table:table-cell office:value-type="string" table:style-name="ce9" office:string-value="Freight Invoice. Order Reference">
            <text:p>Freight Invoice. Order Reference</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25]"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Reference to an Order associated with this Freight Invoice.">
            <text:p>Reference to an Order associated with this Freight Invoic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BillingReference">
            <text:p>BillingReference</text:p>
          </table:table-cell>
          <table:table-cell office:value-type="string" table:style-name="ce9" office:string-value="Freight Invoice. Billing Reference">
            <text:p>Freight Invoice. Billing Reference</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26]" office:value-type="string" table:style-name="ce9" office:string-value="Billing Reference">
            <text:p>Billing Reference</text:p>
          </table:table-cell>
          <table:table-cell office:value-type="string" table:style-name="ce9" office:string-value="Billing Reference">
            <text:p>Billing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Billing Reference">
            <text:p>Billing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billing document associated with this document.">
            <text:p>A reference to a billing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9" office:string-value="Freight Invoice. Despatch_ Document Reference. Document Reference">
            <text:p>Freight Invoice. Despatch_ Document Reference. Document Referenc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Despatch">
            <text:p>Despatch</text:p>
          </table:table-cell>
          <table:table-cell table:style-name="ce9" office:value-type="string" office:string-value=""/>
          <table:table-cell table:style-name="ce9" office:value-type="string" office:string-value=""/>
          <table:table-cell table:formula="of:=[.M27]"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9" office:string-value="Freight Invoice. Receipt_ Document Reference. Document Reference">
            <text:p>Freight Invoice. Receipt_ Document Reference. Document Referenc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Receipt">
            <text:p>Receipt</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Receipt Advice associated with this document.">
            <text:p>A reference to a Receipt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iginatorDocumentReference">
            <text:p>OriginatorDocumentReference</text:p>
          </table:table-cell>
          <table:table-cell office:value-type="string" table:style-name="ce9" office:string-value="Freight Invoice. Originator_ Document Reference. Document Reference">
            <text:p>Freight Invoice. Originator_ Document Reference. Document Referenc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29]"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9" office:string-value="Freight Invoice. Contract_ Document Reference. Document Reference">
            <text:p>Freight Invoice. Contract_ Document Reference. Document Referenc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formula="of:=[.M30]"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contract associated with this document.">
            <text:p>A reference to a contrac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9" office:string-value="Freight Invoice. Additional_ Document Reference. Document Reference">
            <text:p>Freight Invoice. Additional_ Document Reference. Document Referenc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1]"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9" office:string-value="Freight Invoice. Signature">
            <text:p>Freight Invoice. Signature</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32]"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SupplierParty">
            <text:p>AccountingSupplierParty</text:p>
          </table:table-cell>
          <table:table-cell office:value-type="string" table:style-name="ce9" office:string-value="Freight Invoice. Accounting_ Supplier Party. Supplier Party">
            <text:p>Freight Invoice. Accounting_ Supplier Party. Supplier Party</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3]"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office:string-value="3029">
            <text:p>302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9" office:string-value="Freight Invoice. Accounting_ Customer Party. Customer Party">
            <text:p>Freight Invoice. Accounting_ Customer Party. Customer Party</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4]"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office:string-value="3007">
            <text:p>300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9" office:string-value="Freight Invoice. Payee_ Party. Party">
            <text:p>Freight Invoice. Payee_ Party. Party</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Payee">
            <text:p>Payee</text:p>
          </table:table-cell>
          <table:table-cell table:style-name="ce9" office:value-type="string" office:string-value=""/>
          <table:table-cell table:style-name="ce9" office:value-type="string" office:string-value=""/>
          <table:table-cell table:formula="of:=[.M35]"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yee.">
            <text:p>The paye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axRepresentativeParty">
            <text:p>TaxRepresentativeParty</text:p>
          </table:table-cell>
          <table:table-cell office:value-type="string" table:style-name="ce9" office:string-value="Freight Invoice. Tax Representative_ Party. Party">
            <text:p>Freight Invoice. Tax Representative_ Party. Party</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Tax Representative">
            <text:p>Tax Representative</text:p>
          </table:table-cell>
          <table:table-cell table:style-name="ce9" office:value-type="string" office:string-value=""/>
          <table:table-cell table:style-name="ce9" office:value-type="string" office:string-value=""/>
          <table:table-cell table:formula="of:=[.M36]"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ax representative.">
            <text:p>The tax representa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mentMeans">
            <text:p>PaymentMeans</text:p>
          </table:table-cell>
          <table:table-cell office:value-type="string" table:style-name="ce9" office:string-value="Freight Invoice. Payment Means">
            <text:p>Freight Invoice. Payment Means</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37]"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Terms">
            <text:p>PaymentTerms</text:p>
          </table:table-cell>
          <table:table-cell office:value-type="string" table:style-name="ce9" office:string-value="Freight Invoice. Payment Terms">
            <text:p>Freight Invoice. Payment Terms</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38]"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repaidPayment">
            <text:p>PrepaidPayment</text:p>
          </table:table-cell>
          <table:table-cell office:value-type="string" table:style-name="ce9" office:string-value="Freight Invoice. Prepaid_ Payment. Payment">
            <text:p>Freight Invoice. Prepaid_ Payment. Payment</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Prepaid">
            <text:p>Prepaid</text:p>
          </table:table-cell>
          <table:table-cell table:style-name="ce9" office:value-type="string" office:string-value=""/>
          <table:table-cell table:style-name="ce9" office:value-type="string" office:string-value=""/>
          <table:table-cell table:formula="of:=[.M39]" office:value-type="string" table:style-name="ce9" office:string-value="Payment">
            <text:p>Payment</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xt:p>Paymen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repaid payment.">
            <text:p>A prepaid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llowanceCharge">
            <text:p>AllowanceCharge</text:p>
          </table:table-cell>
          <table:table-cell office:value-type="string" table:style-name="ce9" office:string-value="Freight Invoice. Allowance Charge">
            <text:p>Freight Invoice. Allowance Charge</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40]"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ExchangeRate">
            <text:p>TaxExchangeRate</text:p>
          </table:table-cell>
          <table:table-cell office:value-type="string" table:style-name="ce9" office:string-value="Freight Invoice. Tax_ Exchange Rate. Exchange Rate">
            <text:p>Freight Invoice. Tax_ Exchange Rate. Exchange Rat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1]"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ricingExchangeRate">
            <text:p>PricingExchangeRate</text:p>
          </table:table-cell>
          <table:table-cell office:value-type="string" table:style-name="ce9" office:string-value="Freight Invoice. Pricing_ Exchange Rate. Exchange Rate">
            <text:p>Freight Invoice. Pricing_ Exchange Rate. Exchange Rat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2]"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ExchangeRate">
            <text:p>PaymentExchangeRate</text:p>
          </table:table-cell>
          <table:table-cell office:value-type="string" table:style-name="ce9" office:string-value="Freight Invoice. Payment_ Exchange Rate. Exchange Rate">
            <text:p>Freight Invoice. Payment_ Exchange Rate. Exchange Rat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3]"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AlternativeExchangeRate">
            <text:p>PaymentAlternativeExchangeRate</text:p>
          </table:table-cell>
          <table:table-cell office:value-type="string" table:style-name="ce9" office:string-value="Freight Invoice. Payment Alternative_ Exchange Rate. Exchange Rate">
            <text:p>Freight Invoice. Payment Alternative_ Exchange Rate. Exchange Rate</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Payment Alternative">
            <text:p>Payment Alternative</text:p>
          </table:table-cell>
          <table:table-cell table:style-name="ce9" office:value-type="string" office:string-value=""/>
          <table:table-cell table:style-name="ce9" office:value-type="string" office:string-value=""/>
          <table:table-cell table:formula="of:=[.M44]"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alternative currency.">
            <text:p>The exchange rate between the document currency and the payment alternative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Total">
            <text:p>TaxTotal</text:p>
          </table:table-cell>
          <table:table-cell office:value-type="string" table:style-name="ce9" office:string-value="Freight Invoice. Tax Total">
            <text:p>Freight Invoice. Tax Total</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45]"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LegalMonetaryTotal">
            <text:p>LegalMonetaryTotal</text:p>
          </table:table-cell>
          <table:table-cell office:value-type="string" table:style-name="ce9" office:string-value="Freight Invoice. Legal_ Monetary Total. Monetary Total">
            <text:p>Freight Invoice. Legal_ Monetary Total. Monetary Total</text:p>
          </table:table-cell>
          <table:table-cell table:style-name="ce9" office:value-type="string" office:string-value=""/>
          <table:table-cell office:value-type="string" table:style-name="ce9" office:string-value="Freight Invoice">
            <text:p>Freight Invoice</text:p>
          </table:table-cell>
          <table:table-cell office:value-type="string" table:style-name="ce9" office:string-value="Legal">
            <text:p>Legal</text:p>
          </table:table-cell>
          <table:table-cell table:style-name="ce9" office:value-type="string" office:string-value=""/>
          <table:table-cell table:style-name="ce9" office:value-type="string" office:string-value=""/>
          <table:table-cell table:formula="of:=[.M46]"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total amount payable on the Freight Invoice, including Allowances, Charges, and Taxes.">
            <text:p>The total amount payable on the Freight Invoice, including Allowances, Charges, and Taxes.</text:p>
          </table:table-cell>
          <table:table-cell table:style-name="ce9" office:value-type="string" office:string-value=""/>
          <table:table-cell table:style-name="ce9" office:value-type="string" office:string-value="5214">
            <text:p>5214</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InvoiceLine">
            <text:p>InvoiceLine</text:p>
          </table:table-cell>
          <table:table-cell office:value-type="string" table:style-name="ce9" office:string-value="Freight Invoice. Invoice Line">
            <text:p>Freight Invoice. Invoice Line</text:p>
          </table:table-cell>
          <table:table-cell table:style-name="ce9" office:value-type="string" office:string-value=""/>
          <table:table-cell office:value-type="string" table:style-name="ce9"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
          <table:table-cell table:formula="of:=[.M47]" office:value-type="string" table:style-name="ce9" office:string-value="Invoice Line">
            <text:p>Invoice Line</text:p>
          </table:table-cell>
          <table:table-cell office:value-type="string" table:style-name="ce9" office:string-value="Invoice Line">
            <text:p>Invoice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Invoice Line">
            <text:p>Invoice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n Invoice Line.">
            <text:p>An Invoice Lin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